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463cm"/>
    </style:style>
    <style:style style:name="co3" style:family="table-column">
      <style:table-column-properties fo:break-before="auto" style:column-width="2.974cm"/>
    </style:style>
    <style:style style:name="co4" style:family="table-column">
      <style:table-column-properties fo:break-before="auto" style:column-width="3.08cm"/>
    </style:style>
    <style:style style:name="co5" style:family="table-column">
      <style:table-column-properties fo:break-before="auto" style:column-width="18.452cm"/>
    </style:style>
    <style:style style:name="co6" style:family="table-column">
      <style:table-column-properties fo:break-before="auto" style:column-width="3.967cm"/>
    </style:style>
    <style:style style:name="co7" style:family="table-column">
      <style:table-column-properties fo:break-before="auto" style:column-width="2.501cm"/>
    </style:style>
    <style:style style:name="co8" style:family="table-column">
      <style:table-column-properties fo:break-before="auto" style:column-width="2.358cm"/>
    </style:style>
    <style:style style:name="co9" style:family="table-column">
      <style:table-column-properties fo:break-before="auto" style:column-width="3.362cm"/>
    </style:style>
    <style:style style:name="co10" style:family="table-column">
      <style:table-column-properties fo:break-before="auto" style:column-width="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9">
      <style:text-properties fo:color="#ff66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textarea-horizontal-align="center" draw:textarea-vertical-align="middle"/>
    </style:style>
    <style:style style:name="gr2" style:family="graphic">
      <style:graphic-properties draw:fill="none" draw:textarea-horizontal-align="center" draw:textarea-vertical-align="middle"/>
    </style:style>
    <style:style style:name="gr3" style:family="graphic">
      <style:graphic-properties draw:fill="none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Variabile</text:p>
          </table:table-cell>
          <table:table-cell office:value-type="string">
            <text:p>tipo</text:p>
          </table:table-cell>
          <table:table-cell office:value-type="string">
            <text:p>di tipo</text:p>
          </table:table-cell>
          <table:table-cell office:value-type="string">
            <text:p>Descrizione</text:p>
          </table:table-cell>
        </table:table-row>
        <table:table-row table:style-name="ro1">
          <table:table-cell office:value-type="string">
            <text:p>Public</text:p>
          </table:table-cell>
          <table:table-cell office:value-type="string">
            <text:p>Solid0</text:p>
          </table:table-cell>
          <table:table-cell office:value-type="string">
            <text:p>Point3D</text:p>
          </table:table-cell>
          <table:table-cell office:value-type="string">
            <text:p>Single</text:p>
          </table:table-cell>
          <table:table-cell office:value-type="string">
            <text:p>Solido originale da STL</text:p>
          </table:table-cell>
        </table:table-row>
        <table:table-row table:style-name="ro1">
          <table:table-cell office:value-type="string">
            <text:p>Public</text:p>
          </table:table-cell>
          <table:table-cell office:value-type="string">
            <text:p>Solid1</text:p>
          </table:table-cell>
          <table:table-cell office:value-type="string">
            <text:p>Point3D</text:p>
          </table:table-cell>
          <table:table-cell office:value-type="string">
            <text:p>Single</text:p>
          </table:table-cell>
          <table:table-cell office:value-type="string">
            <text:p>Solido derivato da rotazione</text:p>
          </table:table-cell>
        </table:table-row>
        <table:table-row table:style-name="ro1">
          <table:table-cell office:value-type="string">
            <text:p>Public</text:p>
          </table:table-cell>
          <table:table-cell office:value-type="string">
            <text:p>NumLati</text:p>
          </table:table-cell>
          <table:table-cell office:value-type="string">
            <text:p>Integer</text:p>
          </table:table-cell>
          <table:table-cell/>
          <table:table-cell office:value-type="string">
            <text:p>Numero di lati (triangoli) del solido</text:p>
          </table:table-cell>
        </table:table-row>
        <table:table-row table:style-name="ro1">
          <table:table-cell office:value-type="string">
            <text:p>Public</text:p>
          </table:table-cell>
          <table:table-cell office:value-type="string">
            <text:p>SezA</text:p>
          </table:table-cell>
          <table:table-cell table:style-name="ce1" office:value-type="string">
            <text:p>Regione</text:p>
          </table:table-cell>
          <table:table-cell/>
          <table:table-cell office:value-type="string">
            <text:p>Sezione livello basso</text:p>
          </table:table-cell>
        </table:table-row>
        <table:table-row table:style-name="ro1">
          <table:table-cell office:value-type="string">
            <text:p>Public</text:p>
          </table:table-cell>
          <table:table-cell office:value-type="string">
            <text:p>SezB</text:p>
          </table:table-cell>
          <table:table-cell table:style-name="ce1" office:value-type="string">
            <text:p>Regione</text:p>
          </table:table-cell>
          <table:table-cell/>
          <table:table-cell office:value-type="string">
            <text:p>Sezione livello alto</text:p>
          </table:table-cell>
        </table:table-row>
        <table:table-row table:style-name="ro1">
          <table:table-cell table:style-name="ce1" office:value-type="string">
            <text:p>Structure</text:p>
          </table:table-cell>
          <table:table-cell table:style-name="ce1" office:value-type="string">
            <text:p>Regione</text:p>
          </table:table-cell>
          <table:table-cell office:value-type="string">
            <text:p>Point3D</text:p>
          </table:table-cell>
          <table:table-cell table:number-columns-repeated="2"/>
        </table:table-row>
        <table:table-row table:style-name="ro1">
          <table:table-cell office:value-type="string">
            <text:p>Public</text:p>
          </table:table-cell>
          <table:table-cell office:value-type="string">
            <text:p>CurSez</text:p>
          </table:table-cell>
          <table:table-cell office:value-type="string">
            <text:p>Integer</text:p>
          </table:table-cell>
          <table:table-cell/>
          <table:table-cell office:value-type="string">
            <text:p>Sezione corrente</text:p>
          </table:table-cell>
        </table:table-row>
        <table:table-row table:style-name="ro1">
          <table:table-cell office:value-type="string">
            <text:p>Public</text:p>
          </table:table-cell>
          <table:table-cell office:value-type="string">
            <text:p>CurZ</text:p>
          </table:table-cell>
          <table:table-cell office:value-type="string">
            <text:p>Single</text:p>
          </table:table-cell>
          <table:table-cell/>
          <table:table-cell office:value-type="string">
            <text:p>Altezza Z corrente</text:p>
          </table:table-cell>
        </table:table-row>
        <table:table-row table:style-name="ro1">
          <table:table-cell office:value-type="string">
            <text:p>Public</text:p>
          </table:table-cell>
          <table:table-cell office:value-type="string">
            <text:p>Xmin,Ymin,Zmin</text:p>
          </table:table-cell>
          <table:table-cell office:value-type="string">
            <text:p>Single</text:p>
          </table:table-cell>
          <table:table-cell/>
          <table:table-cell office:value-type="string">
            <text:p>Limiti del poligono</text:p>
          </table:table-cell>
        </table:table-row>
        <table:table-row table:style-name="ro1">
          <table:table-cell office:value-type="string">
            <text:p>Public</text:p>
          </table:table-cell>
          <table:table-cell office:value-type="string">
            <text:p>Xmax, Ymax, Zmax</text:p>
          </table:table-cell>
          <table:table-cell office:value-type="string">
            <text:p>Single</text:p>
          </table:table-cell>
          <table:table-cell table:number-columns-repeated="2"/>
        </table:table-row>
        <table:table-row table:style-name="ro1">
          <table:table-cell office:value-type="string">
            <text:p>Public</text:p>
          </table:table-cell>
          <table:table-cell office:value-type="string">
            <text:p>hLayer</text:p>
          </table:table-cell>
          <table:table-cell office:value-type="string">
            <text:p>Single</text:p>
          </table:table-cell>
          <table:table-cell/>
          <table:table-cell office:value-type="string">
            <text:p>Altezza Layer</text:p>
          </table:table-cell>
        </table:table-row>
        <table:table-row table:style-name="ro1">
          <table:table-cell office:value-type="string">
            <text:p>Public</text:p>
          </table:table-cell>
          <table:table-cell office:value-type="string">
            <text:p>hLayer1</text:p>
          </table:table-cell>
          <table:table-cell office:value-type="string">
            <text:p>Single</text:p>
          </table:table-cell>
          <table:table-cell/>
          <table:table-cell office:value-type="string">
            <text:p>primo layer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NumSez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Public</text:p>
          </table:table-cell>
          <table:table-cell office:value-type="string">
            <text:p>Reg(Sequenza, NumPoly)</text:p>
          </table:table-cell>
          <table:table-cell table:style-name="ce1" office:value-type="string">
            <text:p>Regione</text:p>
          </table:table-cell>
          <table:table-cell/>
          <table:table-cell office:value-type="string">
            <text:p>Variabile principale dove sono conservate tutte le sezioni. La Sequenza è lo stato</text:p>
          </table:table-cell>
        </table:table-row>
        <table:table-row table:style-name="ro1">
          <table:table-cell table:style-name="ce1" office:value-type="string">
            <text:p>Structure</text:p>
          </table:table-cell>
          <table:table-cell table:style-name="ce1" office:value-type="string">
            <text:p>Volume4D</text:p>
          </table:table-cell>
          <table:table-cell office:value-type="string">
            <text:p>Livello()</text:p>
          </table:table-cell>
          <table:table-cell/>
          <table:table-cell office:value-type="string">
            <text:p>Sequenza di regioni di riempimento dal basso in alto. Vol0 è quella originale. Contiene anche indicazione sulla rotazione A e B</text:p>
          </table:table-cell>
        </table:table-row>
        <table:table-row table:style-name="ro1">
          <table:table-cell table:style-name="ce1" office:value-type="string">
            <text:p>Structure</text:p>
          </table:table-cell>
          <table:table-cell table:style-name="ce1" office:value-type="string">
            <text:p>Livello4D</text:p>
          </table:table-cell>
          <table:table-cell office:value-type="string">
            <text:p>Regione()</text:p>
          </table:table-cell>
          <table:table-cell table:number-columns-repeated="2"/>
        </table:table-row>
        <table:table-row table:style-name="ro1">
          <table:table-cell office:value-type="string">
            <text:p>Public</text:p>
          </table:table-cell>
          <table:table-cell office:value-type="string">
            <text:p>Vol0()</text:p>
          </table:table-cell>
          <table:table-cell office:value-type="string">
            <text:p>Volume4D</text:p>
          </table:table-cell>
          <table:table-cell/>
          <table:table-cell office:value-type="string">
            <text:p><text:s/>Vol0 è quella originale. Contiene anche indicazione sulla rotazione A e B</text:p>
          </table:table-cell>
        </table:table-row>
        <table:table-row table:style-name="ro1">
          <table:table-cell office:value-type="string">
            <text:p>Public</text:p>
          </table:table-cell>
          <table:table-cell office:value-type="string">
            <text:p>Vol1()</text:p>
          </table:table-cell>
          <table:table-cell office:value-type="string">
            <text:p>Volume4D</text:p>
          </table:table-cell>
          <table:table-cell table:number-columns-repeated="2"/>
        </table:table-row>
        <table:table-row table:style-name="ro1">
          <table:table-cell office:value-type="string">
            <text:p>Public</text:p>
          </table:table-cell>
          <table:table-cell office:value-type="string">
            <text:p>Livello()</text:p>
          </table:table-cell>
          <table:table-cell office:value-type="string">
            <text:p>Regione()</text:p>
          </table:table-cell>
          <table:table-cell/>
          <table:table-cell office:value-type="string">
            <text:p>Contiene anche Z</text:p>
          </table:table-cell>
        </table:table-row>
      </table:table>
      <table:table table:name="Stepper" table:style-name="ta1" table:print="false"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4" table:default-cell-style-name="Default"/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string">
            <text:p>steps/turn</text:p>
          </table:table-cell>
          <table:table-cell office:value-type="string">
            <text:p>microsteps</text:p>
          </table:table-cell>
          <table:table-cell office:value-type="string">
            <text:p>Riduzione 1:x</text:p>
          </table:table-cell>
          <table:table-cell table:number-columns-repeated="3"/>
          <table:table-cell office:value-type="string">
            <text:p>NEMA17 @ 12V 1/16 microstepping = 800 RPM @ 12V</text:p>
          </table:table-cell>
          <table:table-cell table:number-columns-repeated="4"/>
          <table:table-cell office:value-type="string">
            <text:p>full, 1/2, 1/4, 1/8, and 1/16</text:p>
          </table:table-cell>
        </table:table-row>
        <table:table-row table:style-name="ro1">
          <table:table-cell table:number-columns-repeated="2"/>
          <table:table-cell office:value-type="float" office:value="200">
            <text:p>200</text:p>
          </table:table-cell>
          <table:table-cell office:value-type="float" office:value="16">
            <text:p>16</text:p>
          </table:table-cell>
          <table:table-cell office:value-type="float" office:value="3.13">
            <text:p>3,13</text:p>
          </table:table-cell>
          <table:table-cell table:formula="of:=[.C3]*[.D3]*[.E3]" office:value-type="float" office:value="10016">
            <text:p>10016</text:p>
          </table:table-cell>
          <table:table-cell table:number-columns-repeated="2"/>
          <table:table-cell office:value-type="string">
            <text:p>rps</text:p>
          </table:table-cell>
          <table:table-cell table:formula="of:=800/60" office:value-type="float" office:value="13.3333333333333">
            <text:p>13,33</text:p>
          </table:table-cell>
          <table:table-cell table:formula="of:=[.J3]/[.E3]" office:value-type="float" office:value="4.25985090521832">
            <text:p>4,26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string">
            <text:p>d mm</text:p>
          </table:table-cell>
          <table:table-cell office:value-type="float" office:value="200">
            <text:p>200</text:p>
          </table:table-cell>
          <table:table-cell table:style-name="ce2" table:formula="of:=[.D5]/[.F$3]" office:value-type="float" office:value="0.0199680511182109">
            <text:p>0,0200</text:p>
          </table:table-cell>
          <table:table-cell office:value-type="string">
            <text:p>mm</text:p>
          </table:table-cell>
          <table:table-cell office:value-type="string">
            <text:p>precisione sul diametro</text:p>
          </table:table-cell>
          <table:table-cell/>
          <table:table-cell office:value-type="string">
            <text:p>@ 1/16 microstep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00">
            <text:p>100</text:p>
          </table:table-cell>
          <table:table-cell table:style-name="ce2" table:formula="of:=[.D6]/[.F$3]*2" office:value-type="float" office:value="0.0199680511182109">
            <text:p>0,0200</text:p>
          </table:table-cell>
          <table:table-cell table:number-columns-repeated="3"/>
          <table:table-cell office:value-type="string">
            <text:p>@ 1/8 microstep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50">
            <text:p>50</text:p>
          </table:table-cell>
          <table:table-cell table:style-name="ce2" table:formula="of:=[.D7]/[.F$3]*4" office:value-type="float" office:value="0.0199680511182109">
            <text:p>0,0200</text:p>
          </table:table-cell>
          <table:table-cell table:number-columns-repeated="3"/>
          <table:table-cell office:value-type="string">
            <text:p>@ 1/4 microstep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5">
            <text:p>25</text:p>
          </table:table-cell>
          <table:table-cell table:style-name="ce2" table:formula="of:=[.D8]/[.F$3]*8" office:value-type="float" office:value="0.0199680511182109">
            <text:p>0,0200</text:p>
          </table:table-cell>
          <table:table-cell table:number-columns-repeated="3"/>
          <table:table-cell office:value-type="string">
            <text:p>@ 1/2 microsteps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>
            <text:p>@ full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3" office:value-type="string">
            <text:p>z1</text:p>
          </table:table-cell>
          <table:table-cell table:style-name="ce3" office:value-type="string">
            <text:p>z2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10000/9600*3" office:value-type="float" office:value="3.125">
            <text:p>3,13</text:p>
          </table:table-cell>
          <table:table-cell table:style-name="ce3" office:value-type="float" office:value="16">
            <text:p>16</text:p>
          </table:table-cell>
          <table:table-cell table:style-name="ce3" table:formula="of:=[.E12]*[.F12]" office:value-type="float" office:value="50">
            <text:p>50</text:p>
          </table:table-cell>
          <table:table-cell table:number-columns-repeated="7"/>
        </table:table-row>
        <table:table-row table:style-name="ro1" table:number-rows-repeated="7">
          <table:table-cell table:number-columns-repeated="14"/>
        </table:table-row>
        <table:table-row table:style-name="ro1">
          <table:table-cell table:number-columns-repeated="2"/>
          <table:table-cell office:value-type="string">
            <text:p>NEMA17 rpm</text:p>
          </table:table-cell>
          <table:table-cell office:value-type="float" office:value="800">
            <text:p>8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print speed mm/s</text:p>
          </table:table-cell>
          <table:table-cell office:value-type="float" office:value="30">
            <text:p>3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d print</text:p>
          </table:table-cell>
          <table:table-cell office:value-type="float" office:value="200">
            <text:p>2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rpm</text:p>
          </table:table-cell>
          <table:table-cell table:formula="of:=[.D22]/[.D21]" office:value-type="float" office:value="6.66666666666667">
            <text:p>6,67</text:p>
          </table:table-cell>
          <table:table-cell table:number-columns-repeated="10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office:value-type="string">
            <text:p>NEMA17 rps</text:p>
          </table:table-cell>
          <table:table-cell table:formula="of:=[.K3]" office:value-type="float" office:value="4.25985090521832">
            <text:p>4,2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d print</text:p>
          </table:table-cell>
          <table:table-cell office:value-type="float" office:value="3">
            <text:p>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MAX print speed mm/s</text:p>
          </table:table-cell>
          <table:table-cell table:formula="of:=[.D27]*[.D26]" office:value-type="float" office:value="12.779552715655">
            <text:p>12,78</text:p>
          </table:table-cell>
          <table:table-cell office:value-type="string">
            <text:p>@ 1/16 microsteps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[.D28]*2" office:value-type="float" office:value="25.5591054313099">
            <text:p>25,56</text:p>
          </table:table-cell>
          <table:table-cell office:value-type="string">
            <text:p>@ 1/8 microsteps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[.D29]*2" office:value-type="float" office:value="51.1182108626198">
            <text:p>51,12</text:p>
          </table:table-cell>
          <table:table-cell office:value-type="string">
            <text:p>@ 1/4 microsteps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[.D30]*2" office:value-type="float" office:value="102.23642172524">
            <text:p>102,24</text:p>
          </table:table-cell>
          <table:table-cell office:value-type="string">
            <text:p>@ 1/2 microsteps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[.D31]*2" office:value-type="float" office:value="204.472843450479">
            <text:p>204,47</text:p>
          </table:table-cell>
          <table:table-cell office:value-type="string">
            <text:p>@ full</text:p>
          </table:table-cell>
          <table:table-cell table:number-columns-repeated="9"/>
        </table:table-row>
      </table:table>
      <table:table table:name="Sheet3" table:style-name="ta1" table:print="false"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13" table:default-cell-style-name="Default"/>
        <table:table-row table:style-name="ro1" table:number-rows-repeated="4">
          <table:table-cell table:number-columns-repeated="16"/>
        </table:table-row>
        <table:table-row table:style-name="ro1">
          <table:table-cell table:number-columns-repeated="4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SettoreEllisse3D</text:p>
          </table:table-cell>
          <table:table-cell office:value-type="string">
            <text:p>Pcentro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Angolo Ini</text:p>
          </table:table-cell>
          <table:table-cell table:number-columns-repeated="8"/>
          <table:table-cell office:value-type="string">
            <text:p>Z</text:p>
            <draw:line table:end-cell-address="Sheet3.M17" table:end-x="0.189cm" table:end-y="0.319cm" draw:z-index="0" draw:style-name="gr1" draw:text-style-name="P1" svg:x1="0.161cm" svg:y1="0.399cm" svg:x2="0.189cm" svg:y2="4.836cm">
              <text:p/>
            </draw:line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Angolo Fin</text:p>
          </table:table-cell>
          <table:table-cell table:number-columns-repeated="7"/>
          <table:table-cell>
            <draw:ellipse table:end-cell-address="Sheet3.M11" table:end-x="2.042cm" table:end-y="0.345cm" draw:z-index="4" draw:style-name="gr2" draw:text-style-name="P1" svg:width="3.792cm" svg:height="1.646cm" svg:x="0.508cm" svg:y="0.054cm">
              <text:p/>
            </draw:ellipse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Rapporto R/r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ector3D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2"/>
          <table:table-cell office:value-type="string">
            <text:p>Angolo °</text:p>
          </table:table-cell>
          <table:table-cell office:value-type="string">
            <text:p>Rad</text:p>
          </table:table-cell>
          <table:table-cell office:value-type="string">
            <text:p>Cos</text:p>
          </table:table-cell>
          <table:table-cell office:value-type="string">
            <text:p>L (mm)</text:p>
          </table:table-cell>
          <table:table-cell table:number-columns-repeated="7"/>
          <table:table-cell>
            <draw:ellipse table:end-cell-address="Sheet3.O21" table:end-x="1.89cm" table:end-y="0.293cm" draw:z-index="5" draw:style-name="gr2" draw:text-style-name="P1" svg:width="2.006cm" svg:height="3.48cm" svg:x="2.142cm" svg:y="0.426cm">
              <text:p/>
            </draw:ellipse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5">
            <text:p>45</text:p>
          </table:table-cell>
          <table:table-cell table:formula="of:=RADIANS([.C14])" office:value-type="float" office:value="0.785398163397448">
            <text:p>0,79</text:p>
          </table:table-cell>
          <table:table-cell table:formula="of:=COS([.D14])" office:value-type="float" office:value="0.707106781186548">
            <text:p>0,71</text:p>
          </table:table-cell>
          <table:table-cell office:value-type="float" office:value="100">
            <text:p>100</text:p>
          </table:table-cell>
          <table:table-cell table:formula="of:=[.F14]/[.E14]" office:value-type="float" office:value="141.42135623731">
            <text:p>141,42</text:p>
          </table:table-cell>
          <table:table-cell table:number-columns-repeated="9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12"/>
          <table:table-cell>
            <draw:line table:end-cell-address="Sheet3.O24" table:end-x="0.329cm" table:end-y="0.293cm" draw:z-index="1" draw:style-name="gr1" draw:text-style-name="P1" svg:x1="0.189cm" svg:y1="0.345cm" svg:x2="4.845cm" svg:y2="3.454cm">
              <text:p/>
            </draw:line>
            <draw:line table:end-cell-address="Sheet3.O17" table:end-x="1.555cm" table:end-y="0.372cm" draw:z-index="2" draw:style-name="gr1" draw:text-style-name="P1" svg:x1="0.161cm" svg:y1="0.372cm" svg:x2="6.071cm" svg:y2="0.372cm">
              <text:p/>
            </draw:line>
          </table:table-cell>
          <table:table-cell table:number-columns-repeated="2"/>
          <table:table-cell office:value-type="string">
            <text:p>Y</text:p>
          </table:table-cell>
        </table:table-row>
        <table:table-row table:style-name="ro1">
          <table:table-cell table:number-columns-repeated="12"/>
          <table:table-cell>
            <draw:ellipse table:end-cell-address="Sheet3.O27" table:end-x="0.635cm" table:end-y="0.014cm" draw:z-index="3" draw:style-name="gr2" draw:text-style-name="P1" svg:width="3.457cm" svg:height="3.799cm" svg:x="1.694cm" svg:y="0.28cm">
              <text:p/>
            </draw:ellipse>
          </table:table-cell>
          <table:table-cell table:number-columns-repeated="3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7"/>
          <table:table-cell>
            <draw:line table:end-cell-address="Sheet3.H30" table:end-x="0.07cm" table:end-y="0.425cm" draw:z-index="7" draw:style-name="gr1" draw:text-style-name="P1" svg:x1="0.043cm" svg:y1="4.49cm" svg:x2="0.07cm" svg:y2="0.16cm">
              <text:p/>
            </draw:line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5"/>
          <table:table-cell>
            <draw:custom-shape table:end-cell-address="Sheet3.I38" table:end-x="0.89cm" table:end-y="0.045cm" draw:z-index="6" draw:style-name="gr3" draw:text-style-name="P1" svg:width="6.448cm" svg:height="6.448cm" svg:x="1.217cm" svg:y="0.37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10"/>
        </table:table-row>
        <table:table-row table:style-name="ro1">
          <table:table-cell table:number-columns-repeated="14"/>
          <table:table-cell table:style-name="ce3" office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>
            <draw:line table:end-cell-address="Sheet3.H30" table:end-x="1.77cm" table:end-y="0.372cm" draw:z-index="9" draw:style-name="gr1" draw:text-style-name="P1" svg:x1="1.77cm" svg:y1="0.08cm" svg:x2="0.07cm" svg:y2="2.63cm">
              <text:p/>
            </draw:line>
            <draw:line table:end-cell-address="Sheet3.H30" table:end-x="1.798cm" table:end-y="0.399cm" draw:z-index="10" draw:style-name="gr1" draw:text-style-name="P1" svg:x1="1.798cm" svg:y1="0.053cm" svg:x2="1.715cm" svg:y2="2.657cm">
              <text:p/>
            </draw:line>
            <draw:line table:end-cell-address="Sheet3.H25" table:end-x="1.742cm" table:end-y="0.027cm" draw:z-index="11" draw:style-name="gr1" draw:text-style-name="P1" svg:x1="1.742cm" svg:y1="0.027cm" svg:x2="0.043cm" svg:y2="0.027cm">
              <text:p/>
            </draw:line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6"/>
          <table:table-cell table:style-name="ce4" office:value-type="string">
            <text:p>SIN A = Y</text:p>
          </table:table-cell>
          <table:table-cell table:number-columns-repeated="9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7"/>
          <table:table-cell office:value-type="string">
            <text:p><text:s text:c="4"/>A</text:p>
            <draw:line table:end-cell-address="Sheet3.I30" table:end-x="1.88cm" table:end-y="0.452cm" draw:z-index="8" draw:style-name="gr1" draw:text-style-name="P1" svg:x1="4.139cm" svg:y1="0.452cm" svg:x2="0.154cm" svg:y2="0.425cm">
              <text:p/>
            </draw:line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>
            <text:p>COS A = X</text:p>
          </table:table-cell>
          <table:table-cell table:number-columns-repeated="8"/>
        </table:table-row>
        <table:table-row table:style-name="ro1" table:number-rows-repeated="9">
          <table:table-cell table:number-columns-repeated="16"/>
        </table:table-row>
        <table:table-row table:style-name="ro1">
          <table:table-cell table:number-columns-repeated="4"/>
          <table:table-cell table:style-name="ce3" office:value-type="string">
            <text:p>X</text:p>
          </table:table-cell>
          <table:table-cell table:style-name="ce3" office:value-type="string">
            <text:p>Y</text:p>
          </table:table-cell>
          <table:table-cell table:style-name="ce3" office:value-type="string">
            <text:p>Z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>
            <text:p>vn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office:value-type="string">
            <text:p>P</text:p>
          </table:table-cell>
          <table:table-cell table:number-columns-repeated="3" table:style-name="ce3" office:value-type="float" office:value="10">
            <text:p>10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3" table:number-columns-repeated="3"/>
          <table:table-cell table:number-columns-repeated="9"/>
        </table:table-row>
        <table:table-row table:style-name="ro1">
          <table:table-cell table:number-columns-repeated="3"/>
          <table:table-cell office:value-type="string">
            <text:p>P1</text:p>
          </table:table-cell>
          <table:table-cell table:style-name="ce3" table:formula="of:=[.E44]-[.E42]*[.E44]" office:value-type="float" office:value="0">
            <text:p>0</text:p>
          </table:table-cell>
          <table:table-cell table:style-name="ce3" table:formula="of:=[.F44]-[.F42]*[.F44]" office:value-type="float" office:value="10">
            <text:p>10</text:p>
          </table:table-cell>
          <table:table-cell table:style-name="ce3" table:formula="of:=[.G44]-[.G42]*[.G44]" office:value-type="float" office:value="10">
            <text:p>10</text:p>
          </table:table-cell>
          <table:table-cell table:number-columns-repeated="9"/>
        </table:table-row>
      </table:table>
      <table:table table:name="FXYZ" table:style-name="ta1" table:print="false">
        <table:table-column table:style-name="co1" table:number-columns-repeated="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>
            <text:p>Y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office:value-type="float" office:value="-3">
            <text:p>-3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x</text:p>
          </table:table-cell>
          <table:table-cell office:value-type="string">
            <text:p>z</text:p>
          </table:table-cell>
          <table:table-cell office:value-type="string">
            <text:p>x</text:p>
          </table:table-cell>
          <table:table-cell office:value-type="string">
            <text:p>z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Z</text:p>
          </table:table-cell>
          <table:table-cell office:value-type="float" office:value="0">
            <text:p>0</text:p>
          </table:table-cell>
          <table:table-cell table:number-columns-repeated="3" office:value-type="float" office:value="4">
            <text:p>4</text:p>
          </table:table-cell>
          <table:table-cell table:number-columns-repeated="2"/>
          <table:table-cell office:value-type="float" office:value="-3">
            <text:p>-3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x</text:p>
          </table:table-cell>
          <table:table-cell office:value-type="string">
            <text:p>z</text:p>
          </table:table-cell>
          <table:table-cell office:value-type="string">
            <text:p>x</text:p>
          </table:table-cell>
          <table:table-cell office:value-type="string">
            <text:p>z</text:p>
          </table:table-cell>
          <table:table-cell table:number-columns-repeated="2"/>
          <table:table-cell office:value-type="float" office:value="8">
            <text:p>8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number-style style:name="N107">
      <number:number number:decimal-places="1" number:min-integer-digits="1"/>
    </number:number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6">16/03/2020</text:date>, <text:time>19.46.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2H17M53S</meta:editing-duration>
    <meta:editing-cycles>41</meta:editing-cycles>
    <meta:generator>OpenOffice/4.1.5$Win32 OpenOffice.org_project/415m1$Build-9789</meta:generator>
    <dc:date>2020-03-16T19:46:05.99</dc:date>
    <dc:creator>Leandro </dc:creator>
    <meta:document-statistic meta:table-count="4" meta:cell-count="242" meta:object-count="12"/>
    <meta:user-defined meta:name="Info 1"/>
    <meta:user-defined meta:name="Info 2"/>
    <meta:user-defined meta:name="Info 3"/>
    <meta:user-defined meta:name="Info 4"/>
  </office:meta>
</office:document-meta>
</file>